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82.37mm" svg:y="5.51mm">
            <draw:object draw:notify-on-update-of-ranges="Sheet1.A3:Sheet1.A5 Sheet1.C2:Sheet1.C2 Sheet1.C3:Sheet1.C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o médio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table:formula="of:=(3349.47+3360.01)/2" office:value-type="float" office:value="3354.74" calcext:value-type="float">
            <text:p>3354,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tracking</text:p>
          </table:table-cell>
          <table:table-cell table:formula="of:=(22.4283+22.5526)/2" office:value-type="float" office:value="22.49045" calcext:value-type="float">
            <text:p>22,49045</text:p>
          </table:table-cell>
          <table:table-cell table:formula="of:=[.B3]/[.B4]" office:value-type="float" office:value="149.162866905731" calcext:value-type="float">
            <text:p>149,1628669057</text:p>
          </table:table-cell>
        </table:table-row>
        <table:table-row table:style-name="ro1">
          <table:table-cell office:value-type="string" calcext:value-type="string">
            <text:p>simulated adnnealing</text:p>
          </table:table-cell>
          <table:table-cell table:formula="of:=(726.597+726.275)/2" office:value-type="float" office:value="726.436" calcext:value-type="float">
            <text:p>726,436</text:p>
          </table:table-cell>
          <table:table-cell table:formula="of:=[.B3]/[.B5]" office:value-type="float" office:value="4.61808060173229" calcext:value-type="float">
            <text:p>4,6180806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 Morales</meta:initial-creator>
    <meta:creation-date>2015-12-23T09:58:50.955622166</meta:creation-date>
    <dc:date>2015-12-23T11:07:46.705169337</dc:date>
    <dc:creator>Davi Morales</dc:creator>
    <meta:editing-duration>PT53M45S</meta:editing-duration>
    <meta:editing-cycles>1</meta:editing-cycles>
    <meta:document-statistic meta:table-count="1" meta:cell-count="11" meta:object-count="1"/>
    <meta:generator>LibreOffice/4.4.7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4.201cm" style:legend-expansion="high" chart:style-name="ch2"/>
        <chart:plot-area chart:style-name="ch3" table:cell-range-address="Sheet1.A3:Sheet1.A5 Sheet1.C2:Sheet1.C5" chart:data-source-has-labels="both" svg:x="0.32cm" svg:y="0.18cm" svg:width="13.309cm" svg:height="8.64cm">
          <chartooo:coordinate-region svg:x="1.127cm" svg:y="0.379cm" svg:width="12.502cm" svg:height="7.794cm"/>
          <chart:axis chart:dimension="x" chart:name="primary-x" chart:style-name="ch4" chartooo:axis-type="auto">
            <chartooo:date-scale/>
            <chart:categories table:cell-range-address="Sheet1.A3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5" chart:label-cell-address="Sheet1.C2:Sheet1.C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Sheet1.A3:Sheet1.A5</svg:desc>
                </draw:g>
              </table:table-cell>
              <table:table-cell office:value-type="float" office:value="1">
                <text:p>1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149.162866905731">
                <text:p>149.162866905731</text:p>
              </table:table-cell>
            </table:table-row>
            <table:table-row>
              <table:table-cell office:value-type="string">
                <text:p>simulated adnnealing</text:p>
              </table:table-cell>
              <table:table-cell office:value-type="float" office:value="4.61808060173229">
                <text:p>4.61808060173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